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5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34.41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3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>
        <table:iteration table:status="enable" table:steps="200" table:maximum-difference="0.00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UNDARY</text:p>
          </table:table-cell>
          <table:table-cell table:style-name="ce2" office:value-type="string" calcext:value-type="string" table:number-columns-spanned="3" table:number-rows-spanned="1">
            <text:p>patching.f</text:p>
          </table:table-cell>
          <table:covered-table-cell table:number-columns-repeated="2" table:style-name="ce3"/>
          <table:table-cell table:style-name="ce3" office:value-type="string" calcext:value-type="string">
            <text:p>BCPen.f</text:p>
          </table:table-cell>
          <table:table-cell table:style-name="ce3"/>
          <table:table-cell table:style-name="ce2" office:value-type="string" calcext:value-type="string" table:number-columns-spanned="2" table:number-rows-spanned="1">
            <text:p>Patchpen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irichlet 0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alpha 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iltro</text:p>
          </table:table-cell>
          <table:table-cell table:style-name="ce3" office:value-type="string" calcext:value-type="string">
            <text:p>fac1</text:p>
          </table:table-cell>
          <table:table-cell table:style-name="ce3" office:value-type="string" calcext:value-type="string">
            <text:p>fac2</text:p>
          </table:table-cell>
          <table:table-cell table:style-name="ce3" office:value-type="string" calcext:value-type="string">
            <text:p>Revienta</text:p>
          </table:table-cell>
          <table:table-cell table:style-name="ce1" office:value-type="string" calcext:value-type="string">
            <text:p>W = 0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0" calcext:value-type="float">
            <text:p>1.00E+0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" calcext:value-type="float">
            <text:p>1.00E+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300000" calcext:value-type="float">
            <text:p>3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50000" calcext:value-type="float">
            <text:p>2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00000" calcext:value-type="float">
            <text:p>2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50000" calcext:value-type="float">
            <text:p>1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25000" calcext:value-type="float">
            <text:p>1.25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00" calcext:value-type="float">
            <text:p>1.00E+09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" calcext:value-type="float">
            <text:p>1.00E+07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 = 0.01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16:46:32.874163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2:49.809595246</meta:creation-date>
    <dc:date>2019-06-21T16:54:09.437169932</dc:date>
    <meta:editing-duration>PT17H13M9S</meta:editing-duration>
    <meta:editing-cycles>24</meta:editing-cycles>
    <meta:generator>LibreOffice/5.2.7.2$Linux_X86_64 LibreOffice_project/20m0$Build-2</meta:generator>
    <meta:document-statistic meta:table-count="1" meta:cell-count="568" meta:object-count="0"/>
  </office:meta>
</office:document-meta>
</file>